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_keithley3" table:style-name="ta1">
        <table:shapes>
          <draw:frame draw:z-index="0" draw:style-name="gr1" draw:text-style-name="P1" svg:width="13.2748in" svg:height="8.5752in" svg:x="4.3598in" svg:y="0.0417in">
            <draw:object draw:notify-on-update-of-ranges="calibration_keithley3.A1:calibration_keithley3.A1 calibration_keithley3.C1:calibration_keithley3.C57 calibration_keithley3.A2:calibration_keithley3.A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aster set U[bit]</text:p>
          </table:table-cell>
          <table:table-cell office:value-type="string" calcext:value-type="string">
            <text:p>master measured U[bit]</text:p>
          </table:table-cell>
          <table:table-cell office:value-type="string" calcext:value-type="string">
            <text:p>keithley measured U[V]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515" calcext:value-type="float">
            <text:p>3515</text:p>
          </table:table-cell>
          <table:table-cell office:value-type="float" office:value="-63.0444" calcext:value-type="float">
            <text:p>-63.04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512" calcext:value-type="float">
            <text:p>3512</text:p>
          </table:table-cell>
          <table:table-cell office:value-type="float" office:value="-62.9833" calcext:value-type="float">
            <text:p>-62.98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08" calcext:value-type="float">
            <text:p>3508</text:p>
          </table:table-cell>
          <table:table-cell office:value-type="float" office:value="-62.9215" calcext:value-type="float">
            <text:p>-62.92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504" calcext:value-type="float">
            <text:p>3504</text:p>
          </table:table-cell>
          <table:table-cell office:value-type="float" office:value="-62.8605" calcext:value-type="float">
            <text:p>-62.86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501" calcext:value-type="float">
            <text:p>3501</text:p>
          </table:table-cell>
          <table:table-cell office:value-type="float" office:value="-62.7986" calcext:value-type="float">
            <text:p>-62.798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498" calcext:value-type="float">
            <text:p>3498</text:p>
          </table:table-cell>
          <table:table-cell office:value-type="float" office:value="-62.737" calcext:value-type="float">
            <text:p>-62.7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95" calcext:value-type="float">
            <text:p>3495</text:p>
          </table:table-cell>
          <table:table-cell office:value-type="float" office:value="-62.6747" calcext:value-type="float">
            <text:p>-62.67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91" calcext:value-type="float">
            <text:p>3491</text:p>
          </table:table-cell>
          <table:table-cell office:value-type="float" office:value="-62.6143" calcext:value-type="float">
            <text:p>-62.61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488" calcext:value-type="float">
            <text:p>3488</text:p>
          </table:table-cell>
          <table:table-cell office:value-type="float" office:value="-62.5527" calcext:value-type="float">
            <text:p>-62.55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84" calcext:value-type="float">
            <text:p>3484</text:p>
          </table:table-cell>
          <table:table-cell office:value-type="float" office:value="-62.491" calcext:value-type="float">
            <text:p>-62.49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482" calcext:value-type="float">
            <text:p>3482</text:p>
          </table:table-cell>
          <table:table-cell office:value-type="float" office:value="-62.4293" calcext:value-type="float">
            <text:p>-62.42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74" calcext:value-type="float">
            <text:p>3474</text:p>
          </table:table-cell>
          <table:table-cell office:value-type="float" office:value="-62.3067" calcext:value-type="float">
            <text:p>-62.30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471" calcext:value-type="float">
            <text:p>3471</text:p>
          </table:table-cell>
          <table:table-cell office:value-type="float" office:value="-62.2453" calcext:value-type="float">
            <text:p>-62.245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468" calcext:value-type="float">
            <text:p>3468</text:p>
          </table:table-cell>
          <table:table-cell office:value-type="float" office:value="-62.1833" calcext:value-type="float">
            <text:p>-62.18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64" calcext:value-type="float">
            <text:p>3464</text:p>
          </table:table-cell>
          <table:table-cell office:value-type="float" office:value="-62.1217" calcext:value-type="float">
            <text:p>-62.12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61" calcext:value-type="float">
            <text:p>3461</text:p>
          </table:table-cell>
          <table:table-cell office:value-type="float" office:value="-62.0614" calcext:value-type="float">
            <text:p>-62.06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458" calcext:value-type="float">
            <text:p>3458</text:p>
          </table:table-cell>
          <table:table-cell office:value-type="float" office:value="-61.9997" calcext:value-type="float">
            <text:p>-61.999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454" calcext:value-type="float">
            <text:p>3454</text:p>
          </table:table-cell>
          <table:table-cell office:value-type="float" office:value="-61.9385" calcext:value-type="float">
            <text:p>-61.938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451" calcext:value-type="float">
            <text:p>3451</text:p>
          </table:table-cell>
          <table:table-cell office:value-type="float" office:value="-61.8766" calcext:value-type="float">
            <text:p>-61.876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447" calcext:value-type="float">
            <text:p>3447</text:p>
          </table:table-cell>
          <table:table-cell office:value-type="float" office:value="-61.8155" calcext:value-type="float">
            <text:p>-61.81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445" calcext:value-type="float">
            <text:p>3445</text:p>
          </table:table-cell>
          <table:table-cell office:value-type="float" office:value="-61.7531" calcext:value-type="float">
            <text:p>-61.753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41" calcext:value-type="float">
            <text:p>3441</text:p>
          </table:table-cell>
          <table:table-cell office:value-type="float" office:value="-61.6913" calcext:value-type="float">
            <text:p>-61.69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437" calcext:value-type="float">
            <text:p>3437</text:p>
          </table:table-cell>
          <table:table-cell office:value-type="float" office:value="-61.6321" calcext:value-type="float">
            <text:p>-61.632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434" calcext:value-type="float">
            <text:p>3434</text:p>
          </table:table-cell>
          <table:table-cell office:value-type="float" office:value="-61.5708" calcext:value-type="float">
            <text:p>-61.570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431" calcext:value-type="float">
            <text:p>3431</text:p>
          </table:table-cell>
          <table:table-cell office:value-type="float" office:value="-61.5093" calcext:value-type="float">
            <text:p>-61.509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428" calcext:value-type="float">
            <text:p>3428</text:p>
          </table:table-cell>
          <table:table-cell office:value-type="float" office:value="-61.4478" calcext:value-type="float">
            <text:p>-61.447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425" calcext:value-type="float">
            <text:p>3425</text:p>
          </table:table-cell>
          <table:table-cell office:value-type="float" office:value="-61.3865" calcext:value-type="float">
            <text:p>-61.386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421" calcext:value-type="float">
            <text:p>3421</text:p>
          </table:table-cell>
          <table:table-cell office:value-type="float" office:value="-61.3243" calcext:value-type="float">
            <text:p>-61.324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418" calcext:value-type="float">
            <text:p>3418</text:p>
          </table:table-cell>
          <table:table-cell office:value-type="float" office:value="-61.263" calcext:value-type="float">
            <text:p>-61.26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414" calcext:value-type="float">
            <text:p>3414</text:p>
          </table:table-cell>
          <table:table-cell office:value-type="float" office:value="-61.2007" calcext:value-type="float">
            <text:p>-61.20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411" calcext:value-type="float">
            <text:p>3411</text:p>
          </table:table-cell>
          <table:table-cell office:value-type="float" office:value="-61.1402" calcext:value-type="float">
            <text:p>-61.140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408" calcext:value-type="float">
            <text:p>3408</text:p>
          </table:table-cell>
          <table:table-cell office:value-type="float" office:value="-61.0791" calcext:value-type="float">
            <text:p>-61.079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404" calcext:value-type="float">
            <text:p>3404</text:p>
          </table:table-cell>
          <table:table-cell office:value-type="float" office:value="-61.0173" calcext:value-type="float">
            <text:p>-61.017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402" calcext:value-type="float">
            <text:p>3402</text:p>
          </table:table-cell>
          <table:table-cell office:value-type="float" office:value="-60.9547" calcext:value-type="float">
            <text:p>-60.954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398" calcext:value-type="float">
            <text:p>3398</text:p>
          </table:table-cell>
          <table:table-cell office:value-type="float" office:value="-60.8942" calcext:value-type="float">
            <text:p>-60.894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394" calcext:value-type="float">
            <text:p>3394</text:p>
          </table:table-cell>
          <table:table-cell office:value-type="float" office:value="-60.8321" calcext:value-type="float">
            <text:p>-60.832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391" calcext:value-type="float">
            <text:p>3391</text:p>
          </table:table-cell>
          <table:table-cell office:value-type="float" office:value="-60.7714" calcext:value-type="float">
            <text:p>-60.77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388" calcext:value-type="float">
            <text:p>3388</text:p>
          </table:table-cell>
          <table:table-cell office:value-type="float" office:value="-60.7091" calcext:value-type="float">
            <text:p>-60.709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384" calcext:value-type="float">
            <text:p>3384</text:p>
          </table:table-cell>
          <table:table-cell office:value-type="float" office:value="-60.6491" calcext:value-type="float">
            <text:p>-60.649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381" calcext:value-type="float">
            <text:p>3381</text:p>
          </table:table-cell>
          <table:table-cell office:value-type="float" office:value="-60.5871" calcext:value-type="float">
            <text:p>-60.58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377" calcext:value-type="float">
            <text:p>3377</text:p>
          </table:table-cell>
          <table:table-cell office:value-type="float" office:value="-60.5257" calcext:value-type="float">
            <text:p>-60.525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374" calcext:value-type="float">
            <text:p>3374</text:p>
          </table:table-cell>
          <table:table-cell office:value-type="float" office:value="-60.4633" calcext:value-type="float">
            <text:p>-60.46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371" calcext:value-type="float">
            <text:p>3371</text:p>
          </table:table-cell>
          <table:table-cell office:value-type="float" office:value="-60.402" calcext:value-type="float">
            <text:p>-60.40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368" calcext:value-type="float">
            <text:p>3368</text:p>
          </table:table-cell>
          <table:table-cell office:value-type="float" office:value="-60.3397" calcext:value-type="float">
            <text:p>-60.339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364" calcext:value-type="float">
            <text:p>3364</text:p>
          </table:table-cell>
          <table:table-cell office:value-type="float" office:value="-60.2779" calcext:value-type="float">
            <text:p>-60.277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361" calcext:value-type="float">
            <text:p>3361</text:p>
          </table:table-cell>
          <table:table-cell office:value-type="float" office:value="-60.2169" calcext:value-type="float">
            <text:p>-60.216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357" calcext:value-type="float">
            <text:p>3357</text:p>
          </table:table-cell>
          <table:table-cell office:value-type="float" office:value="-60.1557" calcext:value-type="float">
            <text:p>-60.155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354" calcext:value-type="float">
            <text:p>3354</text:p>
          </table:table-cell>
          <table:table-cell office:value-type="float" office:value="-60.0944" calcext:value-type="float">
            <text:p>-60.09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348" calcext:value-type="float">
            <text:p>3348</text:p>
          </table:table-cell>
          <table:table-cell office:value-type="float" office:value="-59.9709" calcext:value-type="float">
            <text:p>-59.970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344" calcext:value-type="float">
            <text:p>3344</text:p>
          </table:table-cell>
          <table:table-cell office:value-type="float" office:value="-59.9098" calcext:value-type="float">
            <text:p>-59.909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341" calcext:value-type="float">
            <text:p>3341</text:p>
          </table:table-cell>
          <table:table-cell office:value-type="float" office:value="-59.8485" calcext:value-type="float">
            <text:p>-59.848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338" calcext:value-type="float">
            <text:p>3338</text:p>
          </table:table-cell>
          <table:table-cell office:value-type="float" office:value="-59.7873" calcext:value-type="float">
            <text:p>-59.787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334" calcext:value-type="float">
            <text:p>3334</text:p>
          </table:table-cell>
          <table:table-cell office:value-type="float" office:value="-59.7259" calcext:value-type="float">
            <text:p>-59.72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331" calcext:value-type="float">
            <text:p>3331</text:p>
          </table:table-cell>
          <table:table-cell office:value-type="float" office:value="-59.6657" calcext:value-type="float">
            <text:p>-59.665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328" calcext:value-type="float">
            <text:p>3328</text:p>
          </table:table-cell>
          <table:table-cell office:value-type="float" office:value="-59.6045" calcext:value-type="float">
            <text:p>-59.604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324" calcext:value-type="float">
            <text:p>3324</text:p>
          </table:table-cell>
          <table:table-cell office:value-type="float" office:value="-59.543" calcext:value-type="float">
            <text:p>-59.54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321" calcext:value-type="float">
            <text:p>3321</text:p>
          </table:table-cell>
          <table:table-cell office:value-type="float" office:value="-59.4809" calcext:value-type="float">
            <text:p>-59.480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317" calcext:value-type="float">
            <text:p>3317</text:p>
          </table:table-cell>
          <table:table-cell office:value-type="float" office:value="-59.4193" calcext:value-type="float">
            <text:p>-59.419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314" calcext:value-type="float">
            <text:p>3314</text:p>
          </table:table-cell>
          <table:table-cell office:value-type="float" office:value="-59.358" calcext:value-type="float">
            <text:p>-59.35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311" calcext:value-type="float">
            <text:p>3311</text:p>
          </table:table-cell>
          <table:table-cell office:value-type="float" office:value="-59.2962" calcext:value-type="float">
            <text:p>-59.296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307" calcext:value-type="float">
            <text:p>3307</text:p>
          </table:table-cell>
          <table:table-cell office:value-type="float" office:value="-59.2342" calcext:value-type="float">
            <text:p>-59.234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304" calcext:value-type="float">
            <text:p>3304</text:p>
          </table:table-cell>
          <table:table-cell office:value-type="float" office:value="-59.1728" calcext:value-type="float">
            <text:p>-59.172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301" calcext:value-type="float">
            <text:p>3301</text:p>
          </table:table-cell>
          <table:table-cell office:value-type="float" office:value="-59.1116" calcext:value-type="float">
            <text:p>-59.111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298" calcext:value-type="float">
            <text:p>3298</text:p>
          </table:table-cell>
          <table:table-cell office:value-type="float" office:value="-59.0494" calcext:value-type="float">
            <text:p>-59.04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294" calcext:value-type="float">
            <text:p>3294</text:p>
          </table:table-cell>
          <table:table-cell office:value-type="float" office:value="-58.9871" calcext:value-type="float">
            <text:p>-58.987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291" calcext:value-type="float">
            <text:p>3291</text:p>
          </table:table-cell>
          <table:table-cell office:value-type="float" office:value="-58.9251" calcext:value-type="float">
            <text:p>-58.925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287" calcext:value-type="float">
            <text:p>3287</text:p>
          </table:table-cell>
          <table:table-cell office:value-type="float" office:value="-58.8637" calcext:value-type="float">
            <text:p>-58.863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284" calcext:value-type="float">
            <text:p>3284</text:p>
          </table:table-cell>
          <table:table-cell office:value-type="float" office:value="-58.8018" calcext:value-type="float">
            <text:p>-58.801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3280" calcext:value-type="float">
            <text:p>3280</text:p>
          </table:table-cell>
          <table:table-cell office:value-type="float" office:value="-58.7402" calcext:value-type="float">
            <text:p>-58.740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278" calcext:value-type="float">
            <text:p>3278</text:p>
          </table:table-cell>
          <table:table-cell office:value-type="float" office:value="-58.6793" calcext:value-type="float">
            <text:p>-58.679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273" calcext:value-type="float">
            <text:p>3273</text:p>
          </table:table-cell>
          <table:table-cell office:value-type="float" office:value="-58.6173" calcext:value-type="float">
            <text:p>-58.617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271" calcext:value-type="float">
            <text:p>3271</text:p>
          </table:table-cell>
          <table:table-cell office:value-type="float" office:value="-58.5559" calcext:value-type="float">
            <text:p>-58.555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3267" calcext:value-type="float">
            <text:p>3267</text:p>
          </table:table-cell>
          <table:table-cell office:value-type="float" office:value="-58.4938" calcext:value-type="float">
            <text:p>-58.493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264" calcext:value-type="float">
            <text:p>3264</text:p>
          </table:table-cell>
          <table:table-cell office:value-type="float" office:value="-58.4317" calcext:value-type="float">
            <text:p>-58.431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261" calcext:value-type="float">
            <text:p>3261</text:p>
          </table:table-cell>
          <table:table-cell office:value-type="float" office:value="-58.37" calcext:value-type="float">
            <text:p>-58.3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257" calcext:value-type="float">
            <text:p>3257</text:p>
          </table:table-cell>
          <table:table-cell office:value-type="float" office:value="-58.3086" calcext:value-type="float">
            <text:p>-58.308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254" calcext:value-type="float">
            <text:p>3254</text:p>
          </table:table-cell>
          <table:table-cell office:value-type="float" office:value="-58.2472" calcext:value-type="float">
            <text:p>-58.247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250" calcext:value-type="float">
            <text:p>3250</text:p>
          </table:table-cell>
          <table:table-cell office:value-type="float" office:value="-58.1859" calcext:value-type="float">
            <text:p>-58.1859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248" calcext:value-type="float">
            <text:p>3248</text:p>
          </table:table-cell>
          <table:table-cell office:value-type="float" office:value="-58.1248" calcext:value-type="float">
            <text:p>-58.124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244" calcext:value-type="float">
            <text:p>3244</text:p>
          </table:table-cell>
          <table:table-cell office:value-type="float" office:value="-58.0631" calcext:value-type="float">
            <text:p>-58.063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240" calcext:value-type="float">
            <text:p>3240</text:p>
          </table:table-cell>
          <table:table-cell office:value-type="float" office:value="-58.0013" calcext:value-type="float">
            <text:p>-58.001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237" calcext:value-type="float">
            <text:p>3237</text:p>
          </table:table-cell>
          <table:table-cell office:value-type="float" office:value="-57.9406" calcext:value-type="float">
            <text:p>-57.940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3234" calcext:value-type="float">
            <text:p>3234</text:p>
          </table:table-cell>
          <table:table-cell office:value-type="float" office:value="-57.8782" calcext:value-type="float">
            <text:p>-57.878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3230" calcext:value-type="float">
            <text:p>3230</text:p>
          </table:table-cell>
          <table:table-cell office:value-type="float" office:value="-57.8164" calcext:value-type="float">
            <text:p>-57.816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227" calcext:value-type="float">
            <text:p>3227</text:p>
          </table:table-cell>
          <table:table-cell office:value-type="float" office:value="-57.755" calcext:value-type="float">
            <text:p>-57.75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225" calcext:value-type="float">
            <text:p>3225</text:p>
          </table:table-cell>
          <table:table-cell office:value-type="float" office:value="-57.6956" calcext:value-type="float">
            <text:p>-57.695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220" calcext:value-type="float">
            <text:p>3220</text:p>
          </table:table-cell>
          <table:table-cell office:value-type="float" office:value="-57.634" calcext:value-type="float">
            <text:p>-57.634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3217" calcext:value-type="float">
            <text:p>3217</text:p>
          </table:table-cell>
          <table:table-cell office:value-type="float" office:value="-57.5727" calcext:value-type="float">
            <text:p>-57.5727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214" calcext:value-type="float">
            <text:p>3214</text:p>
          </table:table-cell>
          <table:table-cell office:value-type="float" office:value="-57.5106" calcext:value-type="float">
            <text:p>-57.51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10" calcext:value-type="float">
            <text:p>3210</text:p>
          </table:table-cell>
          <table:table-cell office:value-type="float" office:value="-57.4486" calcext:value-type="float">
            <text:p>-57.448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3207" calcext:value-type="float">
            <text:p>3207</text:p>
          </table:table-cell>
          <table:table-cell office:value-type="float" office:value="-57.3864" calcext:value-type="float">
            <text:p>-57.3864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3203" calcext:value-type="float">
            <text:p>3203</text:p>
          </table:table-cell>
          <table:table-cell office:value-type="float" office:value="-57.3242" calcext:value-type="float">
            <text:p>-57.324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3200" calcext:value-type="float">
            <text:p>3200</text:p>
          </table:table-cell>
          <table:table-cell office:value-type="float" office:value="-57.2631" calcext:value-type="float">
            <text:p>-57.263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196" calcext:value-type="float">
            <text:p>3196</text:p>
          </table:table-cell>
          <table:table-cell office:value-type="float" office:value="-57.2018" calcext:value-type="float">
            <text:p>-57.201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193" calcext:value-type="float">
            <text:p>3193</text:p>
          </table:table-cell>
          <table:table-cell office:value-type="float" office:value="-57.1401" calcext:value-type="float">
            <text:p>-57.14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3186" calcext:value-type="float">
            <text:p>3186</text:p>
          </table:table-cell>
          <table:table-cell office:value-type="float" office:value="-57.0157" calcext:value-type="float">
            <text:p>-57.015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184" calcext:value-type="float">
            <text:p>3184</text:p>
          </table:table-cell>
          <table:table-cell office:value-type="float" office:value="-56.954" calcext:value-type="float">
            <text:p>-56.954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180" calcext:value-type="float">
            <text:p>3180</text:p>
          </table:table-cell>
          <table:table-cell office:value-type="float" office:value="-56.8927" calcext:value-type="float">
            <text:p>-56.892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177" calcext:value-type="float">
            <text:p>3177</text:p>
          </table:table-cell>
          <table:table-cell office:value-type="float" office:value="-56.8313" calcext:value-type="float">
            <text:p>-56.8313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174" calcext:value-type="float">
            <text:p>3174</text:p>
          </table:table-cell>
          <table:table-cell office:value-type="float" office:value="-56.7695" calcext:value-type="float">
            <text:p>-56.769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170" calcext:value-type="float">
            <text:p>3170</text:p>
          </table:table-cell>
          <table:table-cell office:value-type="float" office:value="-56.7089" calcext:value-type="float">
            <text:p>-56.7089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3166" calcext:value-type="float">
            <text:p>3166</text:p>
          </table:table-cell>
          <table:table-cell office:value-type="float" office:value="-56.6479" calcext:value-type="float">
            <text:p>-56.647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163" calcext:value-type="float">
            <text:p>3163</text:p>
          </table:table-cell>
          <table:table-cell office:value-type="float" office:value="-56.5858" calcext:value-type="float">
            <text:p>-56.585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160" calcext:value-type="float">
            <text:p>3160</text:p>
          </table:table-cell>
          <table:table-cell office:value-type="float" office:value="-56.5247" calcext:value-type="float">
            <text:p>-56.524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157" calcext:value-type="float">
            <text:p>3157</text:p>
          </table:table-cell>
          <table:table-cell office:value-type="float" office:value="-56.4639" calcext:value-type="float">
            <text:p>-56.463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153" calcext:value-type="float">
            <text:p>3153</text:p>
          </table:table-cell>
          <table:table-cell office:value-type="float" office:value="-56.4024" calcext:value-type="float">
            <text:p>-56.402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151" calcext:value-type="float">
            <text:p>3151</text:p>
          </table:table-cell>
          <table:table-cell office:value-type="float" office:value="-56.3414" calcext:value-type="float">
            <text:p>-56.341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147" calcext:value-type="float">
            <text:p>3147</text:p>
          </table:table-cell>
          <table:table-cell office:value-type="float" office:value="-56.2796" calcext:value-type="float">
            <text:p>-56.279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143" calcext:value-type="float">
            <text:p>3143</text:p>
          </table:table-cell>
          <table:table-cell office:value-type="float" office:value="-56.2174" calcext:value-type="float">
            <text:p>-56.217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140" calcext:value-type="float">
            <text:p>3140</text:p>
          </table:table-cell>
          <table:table-cell office:value-type="float" office:value="-56.1569" calcext:value-type="float">
            <text:p>-56.1569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137" calcext:value-type="float">
            <text:p>3137</text:p>
          </table:table-cell>
          <table:table-cell office:value-type="float" office:value="-56.0947" calcext:value-type="float">
            <text:p>-56.094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134" calcext:value-type="float">
            <text:p>3134</text:p>
          </table:table-cell>
          <table:table-cell office:value-type="float" office:value="-56.0328" calcext:value-type="float">
            <text:p>-56.032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130" calcext:value-type="float">
            <text:p>3130</text:p>
          </table:table-cell>
          <table:table-cell office:value-type="float" office:value="-55.9721" calcext:value-type="float">
            <text:p>-55.97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27" calcext:value-type="float">
            <text:p>3127</text:p>
          </table:table-cell>
          <table:table-cell office:value-type="float" office:value="-55.9098" calcext:value-type="float">
            <text:p>-55.909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23" calcext:value-type="float">
            <text:p>3123</text:p>
          </table:table-cell>
          <table:table-cell office:value-type="float" office:value="-55.848" calcext:value-type="float">
            <text:p>-55.848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3120" calcext:value-type="float">
            <text:p>3120</text:p>
          </table:table-cell>
          <table:table-cell office:value-type="float" office:value="-55.7861" calcext:value-type="float">
            <text:p>-55.786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117" calcext:value-type="float">
            <text:p>3117</text:p>
          </table:table-cell>
          <table:table-cell office:value-type="float" office:value="-55.725" calcext:value-type="float">
            <text:p>-55.725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113" calcext:value-type="float">
            <text:p>3113</text:p>
          </table:table-cell>
          <table:table-cell office:value-type="float" office:value="-55.6641" calcext:value-type="float">
            <text:p>-55.664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111" calcext:value-type="float">
            <text:p>3111</text:p>
          </table:table-cell>
          <table:table-cell office:value-type="float" office:value="-55.6029" calcext:value-type="float">
            <text:p>-55.6029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3107" calcext:value-type="float">
            <text:p>3107</text:p>
          </table:table-cell>
          <table:table-cell office:value-type="float" office:value="-55.5408" calcext:value-type="float">
            <text:p>-55.5408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104" calcext:value-type="float">
            <text:p>3104</text:p>
          </table:table-cell>
          <table:table-cell office:value-type="float" office:value="-55.4793" calcext:value-type="float">
            <text:p>-55.4793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3101" calcext:value-type="float">
            <text:p>3101</text:p>
          </table:table-cell>
          <table:table-cell office:value-type="float" office:value="-55.4176" calcext:value-type="float">
            <text:p>-55.4176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3096" calcext:value-type="float">
            <text:p>3096</text:p>
          </table:table-cell>
          <table:table-cell office:value-type="float" office:value="-55.3556" calcext:value-type="float">
            <text:p>-55.355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093" calcext:value-type="float">
            <text:p>3093</text:p>
          </table:table-cell>
          <table:table-cell office:value-type="float" office:value="-55.2937" calcext:value-type="float">
            <text:p>-55.2937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3090" calcext:value-type="float">
            <text:p>3090</text:p>
          </table:table-cell>
          <table:table-cell office:value-type="float" office:value="-55.2327" calcext:value-type="float">
            <text:p>-55.2327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3087" calcext:value-type="float">
            <text:p>3087</text:p>
          </table:table-cell>
          <table:table-cell office:value-type="float" office:value="-55.1713" calcext:value-type="float">
            <text:p>-55.1713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3083" calcext:value-type="float">
            <text:p>3083</text:p>
          </table:table-cell>
          <table:table-cell office:value-type="float" office:value="-55.1101" calcext:value-type="float">
            <text:p>-55.1101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3080" calcext:value-type="float">
            <text:p>3080</text:p>
          </table:table-cell>
          <table:table-cell office:value-type="float" office:value="-55.048" calcext:value-type="float">
            <text:p>-55.04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077" calcext:value-type="float">
            <text:p>3077</text:p>
          </table:table-cell>
          <table:table-cell office:value-type="float" office:value="-54.9866" calcext:value-type="float">
            <text:p>-54.9866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073" calcext:value-type="float">
            <text:p>3073</text:p>
          </table:table-cell>
          <table:table-cell office:value-type="float" office:value="-54.9253" calcext:value-type="float">
            <text:p>-54.9253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3072" calcext:value-type="float">
            <text:p>3072</text:p>
          </table:table-cell>
          <table:table-cell office:value-type="float" office:value="-54.8636" calcext:value-type="float">
            <text:p>-54.8636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3066" calcext:value-type="float">
            <text:p>3066</text:p>
          </table:table-cell>
          <table:table-cell office:value-type="float" office:value="-54.8019" calcext:value-type="float">
            <text:p>-54.8019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063" calcext:value-type="float">
            <text:p>3063</text:p>
          </table:table-cell>
          <table:table-cell office:value-type="float" office:value="-54.7426" calcext:value-type="float">
            <text:p>-54.742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060" calcext:value-type="float">
            <text:p>3060</text:p>
          </table:table-cell>
          <table:table-cell office:value-type="float" office:value="-54.6813" calcext:value-type="float">
            <text:p>-54.6813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3057" calcext:value-type="float">
            <text:p>3057</text:p>
          </table:table-cell>
          <table:table-cell office:value-type="float" office:value="-54.62" calcext:value-type="float">
            <text:p>-54.62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053" calcext:value-type="float">
            <text:p>3053</text:p>
          </table:table-cell>
          <table:table-cell office:value-type="float" office:value="-54.5581" calcext:value-type="float">
            <text:p>-54.5581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3050" calcext:value-type="float">
            <text:p>3050</text:p>
          </table:table-cell>
          <table:table-cell office:value-type="float" office:value="-54.4962" calcext:value-type="float">
            <text:p>-54.4962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3046" calcext:value-type="float">
            <text:p>3046</text:p>
          </table:table-cell>
          <table:table-cell office:value-type="float" office:value="-54.4341" calcext:value-type="float">
            <text:p>-54.43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43" calcext:value-type="float">
            <text:p>3043</text:p>
          </table:table-cell>
          <table:table-cell office:value-type="float" office:value="-54.3733" calcext:value-type="float">
            <text:p>-54.3733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3040" calcext:value-type="float">
            <text:p>3040</text:p>
          </table:table-cell>
          <table:table-cell office:value-type="float" office:value="-54.3105" calcext:value-type="float">
            <text:p>-54.3105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3037" calcext:value-type="float">
            <text:p>3037</text:p>
          </table:table-cell>
          <table:table-cell office:value-type="float" office:value="-54.2499" calcext:value-type="float">
            <text:p>-54.2499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3033" calcext:value-type="float">
            <text:p>3033</text:p>
          </table:table-cell>
          <table:table-cell office:value-type="float" office:value="-54.1882" calcext:value-type="float">
            <text:p>-54.1882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3030" calcext:value-type="float">
            <text:p>3030</text:p>
          </table:table-cell>
          <table:table-cell office:value-type="float" office:value="-54.126" calcext:value-type="float">
            <text:p>-54.126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026" calcext:value-type="float">
            <text:p>3026</text:p>
          </table:table-cell>
          <table:table-cell office:value-type="float" office:value="-54.0638" calcext:value-type="float">
            <text:p>-54.0638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3023" calcext:value-type="float">
            <text:p>3023</text:p>
          </table:table-cell>
          <table:table-cell office:value-type="float" office:value="-54.0023" calcext:value-type="float">
            <text:p>-54.002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3020" calcext:value-type="float">
            <text:p>3020</text:p>
          </table:table-cell>
          <table:table-cell office:value-type="float" office:value="-53.9412" calcext:value-type="float">
            <text:p>-53.9412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3016" calcext:value-type="float">
            <text:p>3016</text:p>
          </table:table-cell>
          <table:table-cell office:value-type="float" office:value="-53.8796" calcext:value-type="float">
            <text:p>-53.8796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3013" calcext:value-type="float">
            <text:p>3013</text:p>
          </table:table-cell>
          <table:table-cell office:value-type="float" office:value="-53.8173" calcext:value-type="float">
            <text:p>-53.817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010" calcext:value-type="float">
            <text:p>3010</text:p>
          </table:table-cell>
          <table:table-cell office:value-type="float" office:value="-53.7565" calcext:value-type="float">
            <text:p>-53.7565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3007" calcext:value-type="float">
            <text:p>3007</text:p>
          </table:table-cell>
          <table:table-cell office:value-type="float" office:value="-53.6937" calcext:value-type="float">
            <text:p>-53.6937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003" calcext:value-type="float">
            <text:p>3003</text:p>
          </table:table-cell>
          <table:table-cell office:value-type="float" office:value="-53.6324" calcext:value-type="float">
            <text:p>-53.6324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999" calcext:value-type="float">
            <text:p>2999</text:p>
          </table:table-cell>
          <table:table-cell office:value-type="float" office:value="-53.5713" calcext:value-type="float">
            <text:p>-53.5713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996" calcext:value-type="float">
            <text:p>2996</text:p>
          </table:table-cell>
          <table:table-cell office:value-type="float" office:value="-53.5094" calcext:value-type="float">
            <text:p>-53.509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993" calcext:value-type="float">
            <text:p>2993</text:p>
          </table:table-cell>
          <table:table-cell office:value-type="float" office:value="-53.4477" calcext:value-type="float">
            <text:p>-53.4477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2989" calcext:value-type="float">
            <text:p>2989</text:p>
          </table:table-cell>
          <table:table-cell office:value-type="float" office:value="-53.3865" calcext:value-type="float">
            <text:p>-53.3865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986" calcext:value-type="float">
            <text:p>2986</text:p>
          </table:table-cell>
          <table:table-cell office:value-type="float" office:value="-53.3251" calcext:value-type="float">
            <text:p>-53.3251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982" calcext:value-type="float">
            <text:p>2982</text:p>
          </table:table-cell>
          <table:table-cell office:value-type="float" office:value="-53.2627" calcext:value-type="float">
            <text:p>-53.2627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980" calcext:value-type="float">
            <text:p>2980</text:p>
          </table:table-cell>
          <table:table-cell office:value-type="float" office:value="-53.2009" calcext:value-type="float">
            <text:p>-53.200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976" calcext:value-type="float">
            <text:p>2976</text:p>
          </table:table-cell>
          <table:table-cell office:value-type="float" office:value="-53.1386" calcext:value-type="float">
            <text:p>-53.1386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2973" calcext:value-type="float">
            <text:p>2973</text:p>
          </table:table-cell>
          <table:table-cell office:value-type="float" office:value="-53.077" calcext:value-type="float">
            <text:p>-53.077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970" calcext:value-type="float">
            <text:p>2970</text:p>
          </table:table-cell>
          <table:table-cell office:value-type="float" office:value="-53.0156" calcext:value-type="float">
            <text:p>-53.0156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966" calcext:value-type="float">
            <text:p>2966</text:p>
          </table:table-cell>
          <table:table-cell office:value-type="float" office:value="-52.9546" calcext:value-type="float">
            <text:p>-52.9546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963" calcext:value-type="float">
            <text:p>2963</text:p>
          </table:table-cell>
          <table:table-cell office:value-type="float" office:value="-52.8926" calcext:value-type="float">
            <text:p>-52.892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959" calcext:value-type="float">
            <text:p>2959</text:p>
          </table:table-cell>
          <table:table-cell office:value-type="float" office:value="-52.831" calcext:value-type="float">
            <text:p>-52.831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956" calcext:value-type="float">
            <text:p>2956</text:p>
          </table:table-cell>
          <table:table-cell office:value-type="float" office:value="-52.7696" calcext:value-type="float">
            <text:p>-52.7696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2953" calcext:value-type="float">
            <text:p>2953</text:p>
          </table:table-cell>
          <table:table-cell office:value-type="float" office:value="-52.7084" calcext:value-type="float">
            <text:p>-52.7084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2949" calcext:value-type="float">
            <text:p>2949</text:p>
          </table:table-cell>
          <table:table-cell office:value-type="float" office:value="-52.6473" calcext:value-type="float">
            <text:p>-52.6473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2946" calcext:value-type="float">
            <text:p>2946</text:p>
          </table:table-cell>
          <table:table-cell office:value-type="float" office:value="-52.5853" calcext:value-type="float">
            <text:p>-52.585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942" calcext:value-type="float">
            <text:p>2942</text:p>
          </table:table-cell>
          <table:table-cell office:value-type="float" office:value="-52.5243" calcext:value-type="float">
            <text:p>-52.5243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2939" calcext:value-type="float">
            <text:p>2939</text:p>
          </table:table-cell>
          <table:table-cell office:value-type="float" office:value="-52.4632" calcext:value-type="float">
            <text:p>-52.4632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936" calcext:value-type="float">
            <text:p>2936</text:p>
          </table:table-cell>
          <table:table-cell office:value-type="float" office:value="-52.4009" calcext:value-type="float">
            <text:p>-52.4009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2932" calcext:value-type="float">
            <text:p>2932</text:p>
          </table:table-cell>
          <table:table-cell office:value-type="float" office:value="-52.3394" calcext:value-type="float">
            <text:p>-52.3394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929" calcext:value-type="float">
            <text:p>2929</text:p>
          </table:table-cell>
          <table:table-cell office:value-type="float" office:value="-52.2779" calcext:value-type="float">
            <text:p>-52.277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925" calcext:value-type="float">
            <text:p>2925</text:p>
          </table:table-cell>
          <table:table-cell office:value-type="float" office:value="-52.2166" calcext:value-type="float">
            <text:p>-52.2166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922" calcext:value-type="float">
            <text:p>2922</text:p>
          </table:table-cell>
          <table:table-cell office:value-type="float" office:value="-52.1543" calcext:value-type="float">
            <text:p>-52.1543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2919" calcext:value-type="float">
            <text:p>2919</text:p>
          </table:table-cell>
          <table:table-cell office:value-type="float" office:value="-52.0925" calcext:value-type="float">
            <text:p>-52.0925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2915" calcext:value-type="float">
            <text:p>2915</text:p>
          </table:table-cell>
          <table:table-cell office:value-type="float" office:value="-52.0313" calcext:value-type="float">
            <text:p>-52.031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2912" calcext:value-type="float">
            <text:p>2912</text:p>
          </table:table-cell>
          <table:table-cell office:value-type="float" office:value="-51.9697" calcext:value-type="float">
            <text:p>-51.9697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910" calcext:value-type="float">
            <text:p>2910</text:p>
          </table:table-cell>
          <table:table-cell office:value-type="float" office:value="-51.9078" calcext:value-type="float">
            <text:p>-51.9078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2906" calcext:value-type="float">
            <text:p>2906</text:p>
          </table:table-cell>
          <table:table-cell office:value-type="float" office:value="-51.8459" calcext:value-type="float">
            <text:p>-51.8459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903" calcext:value-type="float">
            <text:p>2903</text:p>
          </table:table-cell>
          <table:table-cell office:value-type="float" office:value="-51.7853" calcext:value-type="float">
            <text:p>-51.7853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900" calcext:value-type="float">
            <text:p>2900</text:p>
          </table:table-cell>
          <table:table-cell office:value-type="float" office:value="-51.724" calcext:value-type="float">
            <text:p>-51.724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2896" calcext:value-type="float">
            <text:p>2896</text:p>
          </table:table-cell>
          <table:table-cell office:value-type="float" office:value="-51.6626" calcext:value-type="float">
            <text:p>-51.6626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92" calcext:value-type="float">
            <text:p>2892</text:p>
          </table:table-cell>
          <table:table-cell office:value-type="float" office:value="-51.6013" calcext:value-type="float">
            <text:p>-51.6013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889" calcext:value-type="float">
            <text:p>2889</text:p>
          </table:table-cell>
          <table:table-cell office:value-type="float" office:value="-51.5393" calcext:value-type="float">
            <text:p>-51.5393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2885" calcext:value-type="float">
            <text:p>2885</text:p>
          </table:table-cell>
          <table:table-cell office:value-type="float" office:value="-51.4781" calcext:value-type="float">
            <text:p>-51.4781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2883" calcext:value-type="float">
            <text:p>2883</text:p>
          </table:table-cell>
          <table:table-cell office:value-type="float" office:value="-51.4171" calcext:value-type="float">
            <text:p>-51.4171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2879" calcext:value-type="float">
            <text:p>2879</text:p>
          </table:table-cell>
          <table:table-cell office:value-type="float" office:value="-51.3555" calcext:value-type="float">
            <text:p>-51.355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76" calcext:value-type="float">
            <text:p>2876</text:p>
          </table:table-cell>
          <table:table-cell office:value-type="float" office:value="-51.2937" calcext:value-type="float">
            <text:p>-51.2937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2873" calcext:value-type="float">
            <text:p>2873</text:p>
          </table:table-cell>
          <table:table-cell office:value-type="float" office:value="-51.2323" calcext:value-type="float">
            <text:p>-51.232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870" calcext:value-type="float">
            <text:p>2870</text:p>
          </table:table-cell>
          <table:table-cell office:value-type="float" office:value="-51.1708" calcext:value-type="float">
            <text:p>-51.1708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2865" calcext:value-type="float">
            <text:p>2865</text:p>
          </table:table-cell>
          <table:table-cell office:value-type="float" office:value="-51.1091" calcext:value-type="float">
            <text:p>-51.1091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863" calcext:value-type="float">
            <text:p>2863</text:p>
          </table:table-cell>
          <table:table-cell office:value-type="float" office:value="-51.0478" calcext:value-type="float">
            <text:p>-51.047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2859" calcext:value-type="float">
            <text:p>2859</text:p>
          </table:table-cell>
          <table:table-cell office:value-type="float" office:value="-50.9859" calcext:value-type="float">
            <text:p>-50.9859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2855" calcext:value-type="float">
            <text:p>2855</text:p>
          </table:table-cell>
          <table:table-cell office:value-type="float" office:value="-50.9245" calcext:value-type="float">
            <text:p>-50.9245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2852" calcext:value-type="float">
            <text:p>2852</text:p>
          </table:table-cell>
          <table:table-cell office:value-type="float" office:value="-50.8624" calcext:value-type="float">
            <text:p>-50.8624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849" calcext:value-type="float">
            <text:p>2849</text:p>
          </table:table-cell>
          <table:table-cell office:value-type="float" office:value="-50.8011" calcext:value-type="float">
            <text:p>-50.8011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2845" calcext:value-type="float">
            <text:p>2845</text:p>
          </table:table-cell>
          <table:table-cell office:value-type="float" office:value="-50.7397" calcext:value-type="float">
            <text:p>-50.7397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2842" calcext:value-type="float">
            <text:p>2842</text:p>
          </table:table-cell>
          <table:table-cell office:value-type="float" office:value="-50.6774" calcext:value-type="float">
            <text:p>-50.6774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2839" calcext:value-type="float">
            <text:p>2839</text:p>
          </table:table-cell>
          <table:table-cell office:value-type="float" office:value="-50.6155" calcext:value-type="float">
            <text:p>-50.6155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2835" calcext:value-type="float">
            <text:p>2835</text:p>
          </table:table-cell>
          <table:table-cell office:value-type="float" office:value="-50.5545" calcext:value-type="float">
            <text:p>-50.5545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2832" calcext:value-type="float">
            <text:p>2832</text:p>
          </table:table-cell>
          <table:table-cell office:value-type="float" office:value="-50.4935" calcext:value-type="float">
            <text:p>-50.4935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2829" calcext:value-type="float">
            <text:p>2829</text:p>
          </table:table-cell>
          <table:table-cell office:value-type="float" office:value="-50.4326" calcext:value-type="float">
            <text:p>-50.432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2826" calcext:value-type="float">
            <text:p>2826</text:p>
          </table:table-cell>
          <table:table-cell office:value-type="float" office:value="-50.3706" calcext:value-type="float">
            <text:p>-50.3706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2822" calcext:value-type="float">
            <text:p>2822</text:p>
          </table:table-cell>
          <table:table-cell office:value-type="float" office:value="-50.3091" calcext:value-type="float">
            <text:p>-50.3091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2818" calcext:value-type="float">
            <text:p>2818</text:p>
          </table:table-cell>
          <table:table-cell office:value-type="float" office:value="-50.2474" calcext:value-type="float">
            <text:p>-50.2474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2816" calcext:value-type="float">
            <text:p>2816</text:p>
          </table:table-cell>
          <table:table-cell office:value-type="float" office:value="-50.1856" calcext:value-type="float">
            <text:p>-50.1856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2812" calcext:value-type="float">
            <text:p>2812</text:p>
          </table:table-cell>
          <table:table-cell office:value-type="float" office:value="-50.124" calcext:value-type="float">
            <text:p>-50.124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2809" calcext:value-type="float">
            <text:p>2809</text:p>
          </table:table-cell>
          <table:table-cell office:value-type="float" office:value="-50.0626" calcext:value-type="float">
            <text:p>-50.0626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2805" calcext:value-type="float">
            <text:p>2805</text:p>
          </table:table-cell>
          <table:table-cell office:value-type="float" office:value="-50.0011" calcext:value-type="float">
            <text:p>-50.0011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2802" calcext:value-type="float">
            <text:p>2802</text:p>
          </table:table-cell>
          <table:table-cell office:value-type="float" office:value="-49.9394" calcext:value-type="float">
            <text:p>-49.9394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2799" calcext:value-type="float">
            <text:p>2799</text:p>
          </table:table-cell>
          <table:table-cell office:value-type="float" office:value="-49.8773" calcext:value-type="float">
            <text:p>-49.8773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796" calcext:value-type="float">
            <text:p>2796</text:p>
          </table:table-cell>
          <table:table-cell office:value-type="float" office:value="-49.8163" calcext:value-type="float">
            <text:p>-49.816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792" calcext:value-type="float">
            <text:p>2792</text:p>
          </table:table-cell>
          <table:table-cell office:value-type="float" office:value="-49.7554" calcext:value-type="float">
            <text:p>-49.7554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2788" calcext:value-type="float">
            <text:p>2788</text:p>
          </table:table-cell>
          <table:table-cell office:value-type="float" office:value="-49.6943" calcext:value-type="float">
            <text:p>-49.6943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2785" calcext:value-type="float">
            <text:p>2785</text:p>
          </table:table-cell>
          <table:table-cell office:value-type="float" office:value="-49.6326" calcext:value-type="float">
            <text:p>-49.6326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2782" calcext:value-type="float">
            <text:p>2782</text:p>
          </table:table-cell>
          <table:table-cell office:value-type="float" office:value="-49.5698" calcext:value-type="float">
            <text:p>-49.5698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2779" calcext:value-type="float">
            <text:p>2779</text:p>
          </table:table-cell>
          <table:table-cell office:value-type="float" office:value="-49.5078" calcext:value-type="float">
            <text:p>-49.5078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2775" calcext:value-type="float">
            <text:p>2775</text:p>
          </table:table-cell>
          <table:table-cell office:value-type="float" office:value="-49.4466" calcext:value-type="float">
            <text:p>-49.4466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2772" calcext:value-type="float">
            <text:p>2772</text:p>
          </table:table-cell>
          <table:table-cell office:value-type="float" office:value="-49.3848" calcext:value-type="float">
            <text:p>-49.38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2765" calcext:value-type="float">
            <text:p>2765</text:p>
          </table:table-cell>
          <table:table-cell office:value-type="float" office:value="-49.262" calcext:value-type="float">
            <text:p>-49.262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2762" calcext:value-type="float">
            <text:p>2762</text:p>
          </table:table-cell>
          <table:table-cell office:value-type="float" office:value="-49.2007" calcext:value-type="float">
            <text:p>-49.2007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758" calcext:value-type="float">
            <text:p>2758</text:p>
          </table:table-cell>
          <table:table-cell office:value-type="float" office:value="-49.1386" calcext:value-type="float">
            <text:p>-49.1386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2755" calcext:value-type="float">
            <text:p>2755</text:p>
          </table:table-cell>
          <table:table-cell office:value-type="float" office:value="-49.077" calcext:value-type="float">
            <text:p>-49.077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2752" calcext:value-type="float">
            <text:p>2752</text:p>
          </table:table-cell>
          <table:table-cell office:value-type="float" office:value="-49.0155" calcext:value-type="float">
            <text:p>-49.0155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2749" calcext:value-type="float">
            <text:p>2749</text:p>
          </table:table-cell>
          <table:table-cell office:value-type="float" office:value="-48.9538" calcext:value-type="float">
            <text:p>-48.9538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2745" calcext:value-type="float">
            <text:p>2745</text:p>
          </table:table-cell>
          <table:table-cell office:value-type="float" office:value="-48.8912" calcext:value-type="float">
            <text:p>-48.8912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2742" calcext:value-type="float">
            <text:p>2742</text:p>
          </table:table-cell>
          <table:table-cell office:value-type="float" office:value="-48.8293" calcext:value-type="float">
            <text:p>-48.8293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2739" calcext:value-type="float">
            <text:p>2739</text:p>
          </table:table-cell>
          <table:table-cell office:value-type="float" office:value="-48.7672" calcext:value-type="float">
            <text:p>-48.7672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2735" calcext:value-type="float">
            <text:p>2735</text:p>
          </table:table-cell>
          <table:table-cell office:value-type="float" office:value="-48.7063" calcext:value-type="float">
            <text:p>-48.7063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2732" calcext:value-type="float">
            <text:p>2732</text:p>
          </table:table-cell>
          <table:table-cell office:value-type="float" office:value="-48.6445" calcext:value-type="float">
            <text:p>-48.6445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2729" calcext:value-type="float">
            <text:p>2729</text:p>
          </table:table-cell>
          <table:table-cell office:value-type="float" office:value="-48.5834" calcext:value-type="float">
            <text:p>-48.5834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2726" calcext:value-type="float">
            <text:p>2726</text:p>
          </table:table-cell>
          <table:table-cell office:value-type="float" office:value="-48.5224" calcext:value-type="float">
            <text:p>-48.5224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2722" calcext:value-type="float">
            <text:p>2722</text:p>
          </table:table-cell>
          <table:table-cell office:value-type="float" office:value="-48.4615" calcext:value-type="float">
            <text:p>-48.4615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2719" calcext:value-type="float">
            <text:p>2719</text:p>
          </table:table-cell>
          <table:table-cell office:value-type="float" office:value="-48.3998" calcext:value-type="float">
            <text:p>-48.3998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2715" calcext:value-type="float">
            <text:p>2715</text:p>
          </table:table-cell>
          <table:table-cell office:value-type="float" office:value="-48.3389" calcext:value-type="float">
            <text:p>-48.3389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2712" calcext:value-type="float">
            <text:p>2712</text:p>
          </table:table-cell>
          <table:table-cell office:value-type="float" office:value="-48.2775" calcext:value-type="float">
            <text:p>-48.27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09" calcext:value-type="float">
            <text:p>2709</text:p>
          </table:table-cell>
          <table:table-cell office:value-type="float" office:value="-48.2775" calcext:value-type="float">
            <text:p>-48.2775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2706" calcext:value-type="float">
            <text:p>2706</text:p>
          </table:table-cell>
          <table:table-cell office:value-type="float" office:value="-48.1675" calcext:value-type="float">
            <text:p>-48.1675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2706" calcext:value-type="float">
            <text:p>2706</text:p>
          </table:table-cell>
          <table:table-cell office:value-type="float" office:value="-48.1599" calcext:value-type="float">
            <text:p>-48.1599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2707" calcext:value-type="float">
            <text:p>2707</text:p>
          </table:table-cell>
          <table:table-cell office:value-type="float" office:value="-48.1595" calcext:value-type="float">
            <text:p>-48.1595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2706" calcext:value-type="float">
            <text:p>2706</text:p>
          </table:table-cell>
          <table:table-cell office:value-type="float" office:value="-48.1601" calcext:value-type="float">
            <text:p>-48.160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706" calcext:value-type="float">
            <text:p>2706</text:p>
          </table:table-cell>
          <table:table-cell office:value-type="float" office:value="-48.1615" calcext:value-type="float">
            <text:p>-48.1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0:51:00.717764367</dc:date>
    <meta:editing-duration>PT4M12S</meta:editing-duration>
    <meta:editing-cycles>1</meta:editing-cycles>
    <meta:document-statistic meta:table-count="1" meta:cell-count="73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-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stroke-dash="Dashed_20__28_var_29__20_4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719cm" svg:height="21.782cm" xlink:href=".." xlink:type="simple" chart:class="chart:scatter" chart:style-name="ch1">
        <chart:legend chart:legend-position="end" svg:x="30.398cm" svg:y="10.592cm" style:legend-expansion="high" chart:style-name="ch2"/>
        <chart:plot-area chart:style-name="ch3" table:cell-range-address="calibration_keithley3.A1:calibration_keithley3.A57 calibration_keithley3.C1:calibration_keithley3.C57" chart:data-source-has-labels="row" svg:x="5.039cm" svg:y="1.067cm" svg:width="29.049cm" svg:height="20.911cm">
          <chartooo:coordinate-region svg:x="6.057cm" svg:y="1.266cm" svg:width="27.659cm" svg:height="20.5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ibration_keithley3.C1:calibration_keithley3.C57" chart:label-cell-address="calibration_keithley3.A1:calibration_keithley3.A1" chart:class="chart:scatter">
            <chart:domain table:cell-range-address="calibration_keithley3.A2:calibration_keithley3.A57"/>
            <chart:data-point chart:repeated="9"/>
            <chart:data-point chart:style-name="ch8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ster set U[bit]</text:p>
                <draw:g>
                  <svg:desc>calibration_keithley3.A1:calibration_keithley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alibration_keithley3.A2:calibration_keithley3.A57</svg:desc>
                </draw:g>
              </table:table-cell>
              <table:table-cell office:value-type="float" office:value="NaN">
                <text:p>NaN</text:p>
                <draw:g>
                  <svg:desc>calibration_keithley3.C1:calibration_keithley3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">
                <text:p>160</text:p>
              </table:table-cell>
              <table:table-cell office:value-type="float" office:value="-63.0444">
                <text:p>-63.0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">
                <text:p>176</text:p>
              </table:table-cell>
              <table:table-cell office:value-type="float" office:value="-62.9833">
                <text:p>-62.9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2">
                <text:p>192</text:p>
              </table:table-cell>
              <table:table-cell office:value-type="float" office:value="-62.9215">
                <text:p>-62.9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">
                <text:p>208</text:p>
              </table:table-cell>
              <table:table-cell office:value-type="float" office:value="-62.8605">
                <text:p>-62.8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4">
                <text:p>224</text:p>
              </table:table-cell>
              <table:table-cell office:value-type="float" office:value="-62.7986">
                <text:p>-62.7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-62.737">
                <text:p>-62.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6">
                <text:p>256</text:p>
              </table:table-cell>
              <table:table-cell office:value-type="float" office:value="-62.6747">
                <text:p>-62.6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2">
                <text:p>272</text:p>
              </table:table-cell>
              <table:table-cell office:value-type="float" office:value="-62.6143">
                <text:p>-62.6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8">
                <text:p>288</text:p>
              </table:table-cell>
              <table:table-cell office:value-type="float" office:value="-62.5527">
                <text:p>-62.5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">
                <text:p>304</text:p>
              </table:table-cell>
              <table:table-cell office:value-type="float" office:value="-62.491">
                <text:p>-62.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-62.4293">
                <text:p>-62.4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2">
                <text:p>352</text:p>
              </table:table-cell>
              <table:table-cell office:value-type="float" office:value="-62.3067">
                <text:p>-62.3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8">
                <text:p>368</text:p>
              </table:table-cell>
              <table:table-cell office:value-type="float" office:value="-62.2453">
                <text:p>-62.2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">
                <text:p>384</text:p>
              </table:table-cell>
              <table:table-cell office:value-type="float" office:value="-62.1833">
                <text:p>-62.1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">
                <text:p>400</text:p>
              </table:table-cell>
              <table:table-cell office:value-type="float" office:value="-62.1217">
                <text:p>-62.1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6">
                <text:p>416</text:p>
              </table:table-cell>
              <table:table-cell office:value-type="float" office:value="-62.0614">
                <text:p>-62.0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2">
                <text:p>432</text:p>
              </table:table-cell>
              <table:table-cell office:value-type="float" office:value="-61.9997">
                <text:p>-61.9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">
                <text:p>448</text:p>
              </table:table-cell>
              <table:table-cell office:value-type="float" office:value="-61.9385">
                <text:p>-61.9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4">
                <text:p>464</text:p>
              </table:table-cell>
              <table:table-cell office:value-type="float" office:value="-61.8766">
                <text:p>-61.8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">
                <text:p>480</text:p>
              </table:table-cell>
              <table:table-cell office:value-type="float" office:value="-61.8155">
                <text:p>-61.8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6">
                <text:p>496</text:p>
              </table:table-cell>
              <table:table-cell office:value-type="float" office:value="-61.7531">
                <text:p>-61.75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2">
                <text:p>512</text:p>
              </table:table-cell>
              <table:table-cell office:value-type="float" office:value="-61.6913">
                <text:p>-61.69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8">
                <text:p>528</text:p>
              </table:table-cell>
              <table:table-cell office:value-type="float" office:value="-61.6321">
                <text:p>-61.6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4">
                <text:p>544</text:p>
              </table:table-cell>
              <table:table-cell office:value-type="float" office:value="-61.5708">
                <text:p>-61.5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0">
                <text:p>560</text:p>
              </table:table-cell>
              <table:table-cell office:value-type="float" office:value="-61.5093">
                <text:p>-61.50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">
                <text:p>576</text:p>
              </table:table-cell>
              <table:table-cell office:value-type="float" office:value="-61.4478">
                <text:p>-61.4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2">
                <text:p>592</text:p>
              </table:table-cell>
              <table:table-cell office:value-type="float" office:value="-61.3865">
                <text:p>-61.3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8">
                <text:p>608</text:p>
              </table:table-cell>
              <table:table-cell office:value-type="float" office:value="-61.3243">
                <text:p>-61.3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4">
                <text:p>624</text:p>
              </table:table-cell>
              <table:table-cell office:value-type="float" office:value="-61.263">
                <text:p>-61.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0">
                <text:p>640</text:p>
              </table:table-cell>
              <table:table-cell office:value-type="float" office:value="-61.2007">
                <text:p>-61.2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6">
                <text:p>656</text:p>
              </table:table-cell>
              <table:table-cell office:value-type="float" office:value="-61.1402">
                <text:p>-61.1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2">
                <text:p>672</text:p>
              </table:table-cell>
              <table:table-cell office:value-type="float" office:value="-61.0791">
                <text:p>-61.0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8">
                <text:p>688</text:p>
              </table:table-cell>
              <table:table-cell office:value-type="float" office:value="-61.0173">
                <text:p>-61.0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-60.9547">
                <text:p>-60.9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0">
                <text:p>720</text:p>
              </table:table-cell>
              <table:table-cell office:value-type="float" office:value="-60.8942">
                <text:p>-60.8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6">
                <text:p>736</text:p>
              </table:table-cell>
              <table:table-cell office:value-type="float" office:value="-60.8321">
                <text:p>-60.8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2">
                <text:p>752</text:p>
              </table:table-cell>
              <table:table-cell office:value-type="float" office:value="-60.7714">
                <text:p>-60.7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8">
                <text:p>768</text:p>
              </table:table-cell>
              <table:table-cell office:value-type="float" office:value="-60.7091">
                <text:p>-60.70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4">
                <text:p>784</text:p>
              </table:table-cell>
              <table:table-cell office:value-type="float" office:value="-60.6491">
                <text:p>-60.64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0">
                <text:p>800</text:p>
              </table:table-cell>
              <table:table-cell office:value-type="float" office:value="-60.5871">
                <text:p>-60.58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6">
                <text:p>816</text:p>
              </table:table-cell>
              <table:table-cell office:value-type="float" office:value="-60.5257">
                <text:p>-60.5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2">
                <text:p>832</text:p>
              </table:table-cell>
              <table:table-cell office:value-type="float" office:value="-60.4633">
                <text:p>-60.46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8">
                <text:p>848</text:p>
              </table:table-cell>
              <table:table-cell office:value-type="float" office:value="-60.402">
                <text:p>-60.4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4">
                <text:p>864</text:p>
              </table:table-cell>
              <table:table-cell office:value-type="float" office:value="-60.3397">
                <text:p>-60.3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0">
                <text:p>880</text:p>
              </table:table-cell>
              <table:table-cell office:value-type="float" office:value="-60.2779">
                <text:p>-60.27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-60.2169">
                <text:p>-60.2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